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40" calcext:value-type="float">
            <text:p>$4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office:value-type="float" office:value="70" calcext:value-type="float">
            <text:p>$7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6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6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4in-20 x 2.25in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4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5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20:21:56.295643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26T20:41:12.152322572</dc:date>
    <meta:editing-duration>PT6H28M30S</meta:editing-duration>
    <meta:editing-cycles>21</meta:editing-cycles>
    <meta:document-statistic meta:table-count="1" meta:cell-count="180" meta:object-count="0"/>
  </office:meta>
</office:document-meta>
</file>